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able_20_Contents">
      <style:paragraph-properties fo:text-align="start" style:justify-single-word="false"/>
      <style:text-properties officeooo:rsid="000cc023" officeooo:paragraph-rsid="000cc023"/>
    </style:style>
    <style:style style:name="P4" style:family="paragraph" style:parent-style-name="Text_20_body">
      <style:text-properties fo:font-size="10pt" officeooo:rsid="0013ebdc" officeooo:paragraph-rsid="0013ebdc" style:font-size-asian="10pt" style:font-size-complex="10pt"/>
    </style:style>
    <style:style style:name="P5" style:family="paragraph" style:parent-style-name="Text_20_body" style:list-style-name="L1">
      <style:text-properties fo:font-size="10pt" officeooo:rsid="0013ebdc" officeooo:paragraph-rsid="0013ebdc" style:font-size-asian="10pt" style:font-size-complex="10pt"/>
    </style:style>
    <style:style style:name="P6" style:family="paragraph" style:parent-style-name="Text_20_body">
      <style:text-properties fo:font-size="10pt" officeooo:rsid="0015fe88" officeooo:paragraph-rsid="0015fe88" style:font-size-asian="10pt" style:font-size-complex="10pt"/>
    </style:style>
    <style:style style:name="P7" style:family="paragraph" style:parent-style-name="Heading_20_1">
      <style:text-properties officeooo:rsid="000b3a57" officeooo:paragraph-rsid="000cc023"/>
    </style:style>
    <style:style style:name="P8" style:family="paragraph" style:parent-style-name="Heading_20_3">
      <style:text-properties officeooo:rsid="000d4cac" officeooo:paragraph-rsid="000d4cac"/>
    </style:style>
    <style:style style:name="T1" style:family="text">
      <style:text-properties style:text-position="super 58%"/>
    </style:style>
    <style:style style:name="T2" style:family="text">
      <style:text-properties officeooo:rsid="0017ed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7" text:outline-level="1">Capstone Project</text:h>
            <text:p text:style-name="P1">Machine Learning Engineer Nanodegree</text:p>
          </table:table-cell>
          <table:table-cell table:style-name="Table1.B1" office:value-type="string">
            <text:p text:style-name="P3"/>
            <text:p text:style-name="P3">Andrii Stelmashenko</text:p>
            <text:p text:style-name="P3">February 13<text:span text:style-name="T1">th</text:span>, 2018</text:p>
          </table:table-cell>
        </table:table-row>
      </table:table>
      <text:h text:style-name="Heading_20_2" text:outline-level="2">Definition</text:h>
      <text:h text:style-name="P8"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4">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4">Dataset is provided by competition organizer - HomeCredit company, and it is hosted on kaggle platform. There are seven different sources of data:</text:p>
      <text:list xml:id="list1061637509979300713" text:style-name="L1">
        <text:list-item>
          <text:p text:style-name="P5">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5">bureau: data concerning client's previous credits from other financial institutions. Each previous credit has its own row in bureau, but one loan in the application data can have multiple previous credits.</text:p>
        </text:list-item>
        <text:list-item>
          <text:p text:style-name="P5">bureau_balance: monthly data about the previous credits in bureau. Each row is one month of a previous credit, and a single previous credit can have multiple rows, one for each month of the credit length.</text:p>
        </text:list-item>
        <text:list-item>
          <text:p text:style-name="P5">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5">POS_CASH_BALANCE: monthly data about previous point of sale or cash loans clients have had with Home Credit. Each row is one month of a previous point of sale or cash loan, and a single previous loan can have many rows.</text:p>
        </text:list-item>
        <text:list-item>
          <text:p text:style-name="P5">credit_card_balance: monthly data about previous credit cards clients have had with Home Credit. Each row is one month of a credit card balance, and a single credit card can have many rows.</text:p>
        </text:list-item>
        <text:list-item>
          <text:p text:style-name="P5"><text:soft-page-break/>installments_payment: payment history for previous loans at Home Credit. There is one row for every made payment and one row for every missed payment.</text:p>
        </text:list-item>
      </text:list>
      <text:p text:style-name="P4">HomeCredit_columns_description.csv file contains descriptions for the columns in the various data files. There are 221 row in the file with human-readable description for each column.</text:p>
      <text:h text:style-name="Heading_20_3" text:outline-level="3">Metrics</text:h>
      <text:p text:style-name="P6">Submissions are evaluated on area under the ROC curve [7]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6">The result will help HomeCredit business to decide if they want e.g. to minimize False Positive Rate or maximize True Positive Rat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1T16:40:03.496763696</dc:date>
    <dc:creator>Andrey Stelmashenko</dc:creator>
    <meta:editing-duration>P1DT3H1M43S</meta:editing-duration>
    <meta:editing-cycles>12</meta:editing-cycles>
    <meta:document-statistic meta:table-count="1" meta:image-count="0" meta:object-count="0" meta:page-count="2" meta:paragraph-count="23" meta:word-count="750" meta:character-count="4689" meta:non-whitespace-character-count="3969"/>
  </office:meta>
</office:document-meta>
</file>